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2_19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<text:tab/>English, Hebrew<text:tab/><text:tab/><text:tab/><text:tab/></text:p>
      <text:p text:style-name="P2">Author of letter<text:tab/><text:tab/><text:tab/><text:tab/><text:tab/>Sabato Morais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1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Page]</text:p>
      <text:p text:style-name="P7">A penitential sermon [Hebrew]/</text:p>
      <text:p text:style-name="P7"/>
      <text:p text:style-name="P6">[Page 1]</text:p>
      <text:p text:style-name="P6">The Lord sits upon the throne of justice "to requite every one according to/ his ways, and according to the fruit of his doings". <text:s/>Children of the/ earth! bow reverently before your Maker. <text:s/>Oh! tha tI might an/ instant cast off this mortal coil which envelops my undying spirit./ <text:s/>Like the Seraph described by the inspired son of Amoz, I would seize from/ the altar of the Omnipotent a live coal wherewith to purify my/ existence, ere my voice be heard anew among the chosen people of God./ <text:s/>But when I consider <text:span text:style-name="T2">on</text:span><text:span text:style-name="T4"> the solemnity of the occasion that has convened/ us hither, and the duties devolving on me, I cannot, though deeply/ stained with sin, I cannot forbear giving utterance to the thoughts that/ now crowd my mind. <text:s/>Brethren! <text:s/>It is the pentitential Sabbath,/ the herald of a new period in our life. <text:s/>A year has sunk into eter-/-nity with all its unspeakable sorrows, and another has just opened/ on us. <text:s/>Who, save the all-seeing eye of Providence, can pierce/ through the darkness in which it is enshrouded? <text:s/>In the/ prayers which we poured forth in his consecrated dwelling, we besought/</text:span></text:p>
      <text:p text:style-name="P6"><text:span text:style-name="T4"/></text:p>
      <text:p text:style-name="P6"><text:span text:style-name="T4">[Page 2]</text:span></text:p>
      <text:p text:style-name="P6"><text:span text:style-name="T4">the Lord, during the festival that has preceded this day, that happiness/ might be vouchsafed unto Israel, but it greatly depends on </text:span><text:span text:style-name="T5">our</text:span><text:span text:style-name="T6">-/-selves, my friends! to propitiate that celestial blessing, for "the/ eyes of the Eternal are upon the righteous, and lies ears are open unto/ their exclamation". <text:s/>It therefore </text:span><text:soft-page-break/><text:span text:style-name="T6">behooves us diligently to scrutinize/ our inward selves, in order to discover </text:span><text:span text:style-name="T5">where</text:span><text:span text:style-name="T6"> the dark spots lie,/ that have alienated from us the Friend of the pure and the faith-/-ful. <text:s/>See</text:span><text:span text:style-name="T3">l</text:span><text:span text:style-name="T6">! <text:s/>He beckons us to hasten ere the verdict be/ pronounced and we sink beneath the weight of our delinquencies./ <text:s/>Awake then O house of Israel! <text:s/>Awake, listen to the words of ad-/-monition and bethink thyself./</text:span></text:p>
      <text:p text:style-name="P6"><text:span text:style-name="T6">"According to their pasture, so were they filled, they were filled, &amp;/ their heart became elated, therefore have they forsaken me"/ <text:s/>This dismal picture which Hosea displays to our vision, is (to our/ confusion be it acknowledged) literally applicable to us. <text:s/>Aye, my/ Brethren! <text:s/>It is because we have long enjoyed the bounteous gifts/</text:span></text:p>
      <text:p text:style-name="P6"><text:span text:style-name="T6"/></text:p>
      <text:p text:style-name="P6"><text:span text:style-name="T6">[Page 3]</text:span></text:p>
      <text:p text:style-name="P6"><text:span text:style-name="T6">of Providence that we have become unmindful of the Rock whence/ we were hewn. <text:s/>It is because the Creator of the universe was/ pleased to bestow on us signal benefits that we have deliberately/ refused to recognize his power. <text:s/>I know, that if a man were to/ grant us one of the numberless favors showered down upon us by/ the Almighty, we would most assuredly strive with eagerness/ to evince gratitude. <text:s/>Who would not express sentiments of thank-/-fulness to a kindly being who presented him with the house/ wherein he comfortably dwells, with a field which enables his family/ to supply with ease their daily necessities? <text:s/>And if he could receive/ at the hands of the same benefactor the air he breathes, the light/ which illumines him, what affection, what unutterable love would/ bind the recipient with the donor?...But why is our demeanour so/ very different towards our beneficent God? <text:s/>Is it because the gifts/ are so frequent, that we </text:span><text:span text:style-name="T3">are</text:span><text:span text:style-name="T6"> must appreciate them the less? <text:s/>Do we/ abhor the light of the glorious luminary of the day, because it irradiates/</text:span></text:p>
      <text:p text:style-name="P6"><text:span text:style-name="T6"/></text:p>
      <text:p text:style-name="P6"><text:span text:style-name="T6">[Page 4]</text:span></text:p>
      <text:p text:style-name="P6"><text:span text:style-name="T6">the earth every morning? <text:s/>Do we not, on the contrary, rejoice at his/ appearance, and admire his powerful and exhilarating influence?/ <text:s/>Oh! ingratitude! "they have denied the Lord, they have said "It is/ not He" dolefully cries Jeremiah. <text:s/>When a plentiful harvest/ falls to our lot, we do not lay upon the altar of the Most High/ a sacrifice of thanksgiving. <text:s/>We eat to repletion at the table/ spread out by our universal Father, but refuse to acknowledge/ the dispensation of his bounty. <text:s/>It is the effect of chance, says/ he categorically, whose spirit swells with arrogance. <text:s/>It is/ the result of the husbandman's industry, remarks another "but they/ do not say in their heart, let us now fear the Lord our God, that/ giveth rain, both the former and the latter in his season". <text:s/>When/ our commercial enterprises succeed even beyond our expectations, we do/ not offer a portion of the gold we have ammassed[sic!] to the exaltation/ of the worship of our God; to the firm establishment of a hallowed/ mansion in honor to his name. <text:s/>No, we then devise means/ </text:span></text:p>
      <text:p text:style-name="P6"><text:span text:style-name="T6"/></text:p>
      <text:p text:style-name="P6"><text:span text:style-name="T6">[Page 5]</text:span></text:p>
      <text:p text:style-name="P6"><text:span text:style-name="T6">how best to enjoy our possessions. <text:s/>We watch more closely over/ the wealth we have garnered. <text:s/>Why shall I give that away,/ for which I have labored so strenuously? that which I have/ earned by dint of my unbounded sagacity? <text:s/>so we inwardly think,/ and refuse to believe "that promotion cometh neither from the east,/ nor from the west, nor from the south, but from God who judgeth rightly/ and pulleth one down, and setteth another up" <text:s/>"we must see/ to believe" is the vulgar adage of those whom the Almighty ceaselessly/ favors. <text:s/>And so rooted is this sense of incredulity in our breasts, that/ although we </text:span><text:span text:style-name="T5">do</text:span><text:span text:style-name="T6"> see, yet the mind is so obscured by the deformity/ of our <text:s/>thoughts, that it discovers naught. <text:s/>Nay even more. <text:s/>We/ are stricken &amp; heed it not "From the sole of the foot even unto the/ "head there is no soundness, but wounds, and bruises and putrefying sores,/ "that have not been closed, neither bound up, neither mollified with oint-/-ment. <text:s/>The country is desolate, cities are burnt with fire, the land is/ as if it were overthrown by strangers," and nevertheless we cling to the/</text:span></text:p>
      <text:p text:style-name="P6"><text:span text:style-name="T6"/></text:p>
      <text:p text:style-name="P6"><text:span text:style-name="T6">[Page 6]</text:span></text:p>
      <text:p text:style-name="P6"><text:soft-page-break/><text:span text:style-name="T6">same delinquencies. <text:s/>Israelites of America! <text:s/>Say, has the visitation/ of an irritated Deity reclaimed you to religion? <text:s/>Has it convinced you/ of the instability of all human dispositions? <text:s/>Has it rendered you more/ solicitous of apportioning some of your time and means for the eleva-/-tion of your race, for the spiritual improvement of your offspring,/ for the glory of your God? <text:s/>Answer, that I amy be undeceived, for,/ to my vision are yet the former trespasses glaringly exhibited./ <text:s/>The same chicanery, the same subtlety in dealing. <text:s/>The same bare-/-faced pollution of the sabbath of our Lord and of the festivals--so in-/-sulting to a righteous soul; the same license in gratifying human/ appetites; the same apathy for the dissemination of religious knowledge./ <text:s/>So true is the axiom of our Rabbins that "when sin becomes rife, it/ ceases to be regarded as such" But neither is its weight lessened there-/-by, nor does it avert the chastisement it provokes. <text:s/>It may/ please the Father of mercy to defer its execution, for, "He is slow to/ anger" and taketh delight in repentance" but when man's obudracy/</text:span></text:p>
      <text:p text:style-name="P6"><text:span text:style-name="T6"/></text:p>
      <text:p text:style-name="P6"><text:span text:style-name="T6">[Page 7]</text:span></text:p>
      <text:p text:style-name="P6"><text:span text:style-name="T6">goads him on to openly defy the power of the Most High, then he is/ irretrievably lost. <text:s/>To the wicked Ahab, who abused his royal autho-/-rity in order to rob and to murder, was promised nevertheless a reprieve/ of the grievous sentence pronounced against his progeny becuase he/ bowed himself down in contrition; but the refractory relatives of/ Lot, who scoffed at his word of warning and denied God, were consu-/-med by the fire that rained down upon Sodom./</text:span></text:p>
      <text:p text:style-name="P6"><text:span text:style-name="T6">My friends! let us not continue in our supineness. <text:s/>Let us shake/ off the vestment of infidelity, and don the armour of </text:span><text:span text:style-name="T3">faithfulness</text:span><text:span text:style-name="T6">./ <text:s/>Surely we have beheld fearful things, we have drained almost to the/ dregs the bitter cup of affliction; but "let us now return unto the/ Lord" peradventure He may look down pitifully on us and restore us to/ our former happiness; "for He hath torn, and He may heal us, He hath/ smitten and He bind us up". <text:s/>He alone can cure our lacerated hearts,/ when they appear to be beyond recovery. <text:s/>But in order to regain the/ health we long for, we must unflinchingly abide by the direction/</text:span></text:p>
      <text:p text:style-name="P6"><text:span text:style-name="T6"/></text:p>
      <text:p text:style-name="P6"><text:span text:style-name="T6">[Page 8]</text:span></text:p>
      <text:p text:style-name="P6"><text:span text:style-name="T6">of the heavenly Physician; in other terms, our repentance must/ be sincere. <text:s/>He who acknowledges his sin, but still has not firmly/ resolved to relinquish it, will die in his iniquity. <text:s/>Likewise he/ who wilfully[sic!] pursues a froward career trusting to the efficacy of the/ day of atonement for the yearly remission of his backslidings, has sold/ himself to perdition. <text:s/>He who designedly violates the law of God,/ and defers his repentance to the age when the keenness of the/ passions is blunted, cannot hope for mercy. <text:s/>Truly penitent,/ say our sages, is he who placed in the exact position, which occa-/-sioned his trespass, summons moral courage and his aid and with-/-stands the onslaught of sin; and to an individual so praise-/-worthy have they promised a beatitude even above that allotted/ to the perfect righteous. <text:s/>But let us not forget, my Brethren,/ that the great and tremendous day which is fast approaching, will/ atone only for the crimes committed against God. <text:s/>If we have/ wronged our fellow-man in our daily intercourse; if we have/</text:span></text:p>
      <text:p text:style-name="P6"><text:span text:style-name="T6"/></text:p>
      <text:p text:style-name="P6"><text:span text:style-name="T6">[Page 9]</text:span></text:p>
      <text:p text:style-name="P6"><text:span text:style-name="T6">aspersed his character, and a false pride deters us from seeking his pardon,/ or if we have hardened our heart and refused our brother the forgiveness we/ ourselves implore from the Lord, we may fast and weep, we may chastise/ our flesh and offer supplications, but the Father of all mankind will/ turn irefully away from us. <text:s/>My friends! Remember the fleetness/ of your existence, and strive to forgive and to forget. <text:s/>Again: if/ we see our offspring prone to sin, and through mistaken affection, we/ fail to exert ourselves that the baneful seeds which contaminate/ them, may be timely eradicated, we can never obtain grace from/ our heavenly Maker. <text:s/>Alas! that this condemnable recklessness has/ estranged from their ancestral faith many a promising son and daughter/ in Israel. <text:s/>The seed of Abraham heretofore so prominently free from all/ alloy, has not unfrequently in these degenerate days, polluted itself by/ the blending of a strange admixture. <text:s/>O ye Parents, who have the happiness of/ your dear ones </text:span><text:soft-page-break/><text:span text:style-name="T6">at heart, think not lightly of the responsibility which/ you have assumed in the face of God and of our nation at large./</text:span></text:p>
      <text:p text:style-name="P6"><text:span text:style-name="T6"/></text:p>
      <text:p text:style-name="P6"><text:span text:style-name="T6">[Page 10]</text:span></text:p>
      <text:p text:style-name="P6"><text:span text:style-name="T6">From you, the residue of Judah, expect a race of men, who shall become/ the pillars of our faith, and it is in your power to further the consum-/-mation of such hopes. <text:s/>Between every maternal kiss and paternal em-/-brace, whisper in their tender ears words of pure religion, let the/ spirit of love for all mankind which breathes in the heavenly/ volumes grow with them, let it be entwined in the innermost/ souls. <text:s/>Speak to them of the beauty of their faith. <text:s/>Endeavour/ by your own </text:span><text:span text:style-name="T5">example</text:span><text:span text:style-name="T6">, that the performance of religious observances,/ so needful to assist and strengthen inward piety, be to them an easy/ and agreeable task. <text:s/>Reason with them on the statutes of God and/ his law, "teach them diligently to your children [Hebrew] reads the/ Hebrew text, purposing to signify that you must, by constantly/ expounding them, quicken their young mind, rendering it, as it were,/ sharp and clear as a weapon of burnished steel. <text:s/>In fine, my beloved/ hearers! let each of us in his own sphere, assiduously work henceforth/ for the improvement of himself and his fellow-/man./</text:span></text:p>
      <text:p text:style-name="P6"><text:span text:style-name="T6"/></text:p>
      <text:p text:style-name="P6"><text:span text:style-name="T6">[Page 11]</text:span></text:p>
      <text:p text:style-name="P6"><text:span text:style-name="T6">Let us vigilantly watch over steps, lest we deviate from the path/ which alone leads to salvation, and if the cravings of the flesh,/ impel us at times to sin, let us not delay our repentance till/ the morrow, lest the morrow fails us, but forthwith bend the/ knee before the Dweller in heaven and cry "O Father! for-/-give us according to Thy abundant mercy; for Thou alone art/ infallible, but we frail, perishable beings are constantly exposed/ to error. <text:s/>Behold the suffering we endure by reason of our folly,/ and speedily alleviate them. <text:s/>Draw us nearer to Thee; make us/ more spiritual, suppress our worldly desires, and strengthen us in/ our pious resolves, by offering to our minds a foretaste of the un-/-speakable bliss, which the righteous will enjoy beyond the grave in the/ contemplation of Thee. <text:s/>Then He will hearken to and grant our peti-/-tion, for "the Lord is nigh unto those who call upon Him, unto/ those who call upon Him in truth" So may it be for/ evermor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03T14:51:39.50</meta:creation-date>
    <dc:date>2012-07-03T15:53:29.80</dc:date>
    <dc:creator>Penn Libraries</dc:creator>
    <meta:editing-duration>PT00H08M0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6" meta:word-count="2196" meta:character-count="13159"/>
  </office:meta>
</office:document-meta>
</file>